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fo:color="#000000" loext:opacity="100%" style:font-name="Abyssinica SIL" fo:font-size="12pt" fo:font-style="normal" fo:font-weight="normal" officeooo:paragraph-rsid="0003f806" style:font-name-asian="Noto Serif CJK SC" style:font-size-asian="12pt" style:font-style-asian="normal" style:font-weight-asian="normal" style:font-name-complex="Noto Sans Devanagari1" style:font-size-complex="12pt" style:font-style-complex="normal" style:font-weight-complex="normal"/>
    </style:style>
    <style:style style:name="P2" style:family="paragraph" style:parent-style-name="Text_20_body">
      <style:text-properties fo:color="#000000" loext:opacity="100%" style:font-name="Abyssinica SIL" fo:font-size="12pt" fo:font-style="normal" fo:font-weight="normal" officeooo:paragraph-rsid="0003f806" style:font-name-asian="Noto Serif CJK SC" style:font-size-asian="12pt" style:font-style-asian="normal" style:font-weight-asian="normal" style:font-name-complex="Noto Sans Devanagari1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/>
      <text:p text:style-name="P2">1. Explain kernel modules and their loading/unloading.<text:line-break/>Answer: Kernel modules are pieces of code that can be loaded and unloaded into the kernel as needed. They extend the functionality of the kernel without requiring a reboot. Modules are loaded using insmod or modprobe and unloaded using rmmod.</text:p>
      <text:p text:style-name="P2">3. How would you troubleshoot a system boot failure?<text:line-break/>Answer: Analyze boot logs (dmesg, /var/log/boot.log), check the bootloader configuration (GRUB), verify disk and file system integrity, and use recovery modes. Analyzing error messages during boot can pinpoint the cause.</text:p>
      <text:p text:style-name="P2">7. Explain disk quotas and their implementation.<text:line-break/>Answer: Disk quotas limit the amount of disk space a user or group can use. They are set using edquota or setquota and enforced by the kernel.</text:p>
      <text:p text:style-name="P2">8. How would you automate tasks using cron and systemd timers?<text:line-break/>Answer: Cron uses time-based schedules (crontab) while systemd timers use unit files (*.timer). Both allow automation of recurring tasks.</text:p>
      <text:p text:style-name="P2">13. Discuss routing concepts (static, dynamic) and tools (route, iptables).<text:line-break/>Answer: Routing involves directing network traffic. Static routing is manually configured, while dynamic routing protocols (e.g., OSPF, BGP) adapt to network changes. route manages routing tables, and iptables configures packet filtering.</text:p>
      <text:p text:style-name="P2">14. Explain firewall basics and configuration with iptables or nftables.<text:line-break/>Answer: Firewalls filter network traffic. iptables is the older tool, while nftables is its successor. Configuration involves defining rules for packet filtering, NAT, and connection tracking.</text:p>
      <text:p text:style-name="P2">16. Discuss user authentication methods (PAM) and password hashing.<text:line-break/>Answer: Pluggable Authentication Modules (PAM) provide a flexible authentication framework. Passwords are hashed and stored in /etc/shadow. PAM modules control authentication mechanisms.</text:p>
      <text:p text:style-name="P2">22. Explain multipath I/O and its benefits for storage redundancy.<text:line-break/>Answer: Multipath I/O ensures redundant paths to storage devices, reducing single points of failure. It improves storage availability and performance.</text:p>
      <text:p text:style-name="P2">23. How would you manage and monitor disk performance (iostat, dmesg)?<text:line-break/>Answer: Use iostat for I/O statistics and dmesg for kernel-related messages. Analyze disk performance metrics like throughput, IOPS, and latency.</text:p>
      <text:p text:style-name="P2">25. Explain file system backups using tools like tar, rsync, and dump.<text:line-break/>Answer: tar archives files, rsync synchronizes directories, and dump creates backups. Considerations include incremental backups, compression, and file permissions.</text:p>
      <text:p text:style-name="P2">35. Explain containerization technologies (Docker, Podman) and their benefits.</text:p>
      <text:p text:style-name="P2"><text:soft-page-break/>Answer: Docker and Podman provide containerization for deploying and managing applications. Containers offer isolation, portability, and ease of deployment.</text:p>
      <text:p text:style-name="P2">41. Explain kernel compilation and customization.</text:p>
      <text:p text:style-name="P2">Answer: Kernel compilation involves configuring, compiling, and installing a custom kernel. It allows for tailored kernel configurations.</text:p>
      <text:p text:style-name="P2">48. Explain DevOps practices and tools used in Linux environments.</text:p>
      <text:p text:style-name="P2">Answer: DevOps integrates development and operations. Tools like Jenkins, Ansible, and Git are commonly used in Linux environments.</text:p>
      <text:p text:style-name="P2">53. How would you write a shell script to automate user creation with specific configurations?</text:p>
      <text:p text:style-name="P2">Answer: Use useradd with options to set configurations like home directory, shell, and group membership.</text:p>
      <text:p text:style-name="P2">54. Explain shell scripting for network administration tasks.</text:p>
      <text:p text:style-name="P2">Answer: Shell scripts can automate network configuration, interface setup, and diagnostic tasks.</text:p>
      <text:p text:style-name="P2">55. Discuss scripting for system log analysis and reporting.</text:p>
      <text:p text:style-name="P2">Answer: Shell scripts can parse log files, extract relevant information, and generate reports.</text:p>
      <text:p text:style-name="P2">Advanced Networking and Security:</text:p>
      <text:p text:style-name="P2">56. Explain advanced routing protocols (BGP, OSPF).</text:p>
      <text:p text:style-name="P2">Answer: BGP (Border Gateway Protocol) is used for inter-domain routing, and OSPF (Open Shortest Path First) is an interior gateway protocol.</text:p>
      <text:p text:style-name="P2">57. Discuss network security tools (nmap, tcpdump, Wireshark).</text:p>
      <text:p text:style-name="P2">Answer: nmap scans for open ports, tcpdump captures network packets, and Wireshark provides detailed packet analysis.</text:p>
      <text:p text:style-name="P2">58. How would you configure network traffic filtering with advanced iptables/nftables rules.</text:p>
      <text:p text:style-name="P2">Answer: Use iptables or nft to define rules for packet filtering, address translation, and connection tracking.</text:p>
      <text:p text:style-name="P2">59. Explain secure shell (SSH) tunneling and port forwarding.</text:p>
      <text:p text:style-name="P2">Answer: SSH tunneling creates secure connections for data transfer or accessing services on remote systems.</text:p>
      <text:p text:style-name="P2">60. Discuss vulnerability scanning and patching processes.</text:p>
      <text:p text:style-name="P2">Answer: Vulnerability scanning tools identify security issues, and patching involves applying updates to address vulnerabilities.</text:p>
      <text:p text:style-name="P2">Advanced Storage Management:</text:p>
      <text:p text:style-name="P2"><text:soft-page-break/>61. Explain advanced filesystem concepts (extents, journaling).</text:p>
      <text:p text:style-name="P2">Answer: Filesystem extents improve file allocation, and journaling enhances data integrity by logging changes before applying them.</text:p>
      <text:p text:style-name="P2">62. Discuss filesystem defragmentation and optimization techniques.</text:p>
      <text:p text:style-name="P2">Answer: Defragmentation reorganizes disk space, and optimization involves tuning filesystem parameters for better performance.</text:p>
      <text:p text:style-name="P2"><text:s text:c="3"/></text:p>
      <text:p text:style-name="P2">63. Explain logical volume management (LVM) advanced features (thin provisioning, snapshots).</text:p>
      <text:p text:style-name="P2">Answer: Thin provisioning allows efficient disk space allocation, and snapshots provide point-in-time copies of volumes.</text:p>
      <text:p text:style-name="P2">64. Discuss disaster recovery planning for storage systems.</text:p>
      <text:p text:style-name="P2">Answer: Disaster recovery planning involves backups, redundancy, and procedures for restoring data in case of storage system failure.</text:p>
      <text:p text:style-name="P2">Advanced Package Management and Software Deployment:</text:p>
      <text:p text:style-name="P2">66. Explain package repository management tools (createrepo, yum-utils).</text:p>
      <text:p text:style-name="P2">Answer: createrepo creates metadata for RPM repositories, and yum-utils provides utilities for managing RPM packages.</text:p>
      <text:p text:style-name="P2">67. Discuss dependency resolution techniques in package management.</text:p>
      <text:p text:style-name="P2">Answer: Package managers resolve dependencies by ensuring required libraries or packages are installed before installing the desired software.</text:p>
      <text:p text:style-name="P2">68. How would you configure and manage software repositories?</text:p>
      <text:p text:style-name="P2">Answer: Configure repository files in /etc/yum.repos.d/ or /etc/apt/sources.list and use package manager commands to manage repositories.</text:p>
      <text:p text:style-name="P2">69. Explain package building tools (RPM, DEB) for creating custom packages.</text:p>
      <text:p text:style-name="P2">Answer: rpmbuild and alien are tools for building RPM and DEB packages, respectively.</text:p>
      <text:p text:style-name="P2">70. Discuss configuration management tools (Ansible, Puppet, Chef) for automated deployments.</text:p>
      <text:p text:style-name="P2">Answer: Configuration management tools automate server provisioning, configuration, and deployment. Ansible, Puppet, and Chef are widely used.</text:p>
      <text:p text:style-name="P2">Advanced Performance Tuning and Troubleshooting:</text:p>
      <text:p text:style-name="P2">71. Explain CPU performance analysis tools (perf, vmstat).</text:p>
      <text:p text:style-name="P2">Answer: perf analyzes CPU performance, and vmstat provides virtual memory statistics, including CPU usage.</text:p>
      <text:p text:style-name="P2"><text:soft-page-break/>72. Discuss kernel profiling and optimization techniques.</text:p>
      <text:p text:style-name="P2">Answer: Profiling tools like oprofile help identify performance bottlenecks. Optimization involves tuning kernel parameters.</text:p>
      <text:p text:style-name="P2">73. How would you troubleshoot high memory usage issues?</text:p>
      <text:p text:style-name="P2">Answer: Analyze memory usage using tools like free and top. Identify processes consuming memory and optimize as needed.</text:p>
      <text:p text:style-name="P2">74. Explain load balancing concepts and tools (HAProxy, Nginx).</text:p>
      <text:p text:style-name="P2">Answer: Load balancers distribute network traffic across multiple servers, improving performance and reliability. HAProxy and Nginx are popular load balancing tools.</text:p>
      <text:p text:style-name="P2">75. Discuss system performance optimization techniques for specific applications.</text:p>
      <text:p text:style-name="P2">Answer: Optimize application performance by tuning parameters, adjusting resource allocation, and utilizing caching mechanisms.</text:p>
      <text:p text:style-name="P2">Advanced Topics:</text:p>
      <text:p text:style-name="P2">76. Explain kernel debugging techniques (klogd, dmesg).</text:p>
      <text:p text:style-name="P2">Answer: klogd logs kernel messages, and dmesg displays kernel-related messages. Kernel debugging involves analyzing logs for errors and warnings.</text:p>
      <text:p text:style-name="P2">77. Discuss user namespaces and container security.</text:p>
      <text:p text:style-name="P2">Answer: User namespaces isolate user and group IDs between the host and containers, enhancing container security.</text:p>
      <text:p text:style-name="P2">78. How would you configure and manage SELinux policies?</text:p>
      <text:p text:style-name="P2">Answer: Configure SELinux policies using tools like semanage and setsebool. Define permissive or enforcing modes for policies.</text:p>
      <text:p text:style-name="P2">79. Explain real-time process scheduling with the SCHED_DEADLINE and SCHED_FIFO policies.</text:p>
      <text:p text:style-name="P2">Answer: Real-time scheduling policies prioritize tasks with strict timing requirements. SCHED_DEADLINE and SCHED_FIFO are policies that enforce deadlines and fixed priority scheduling.</text:p>
      <text:p text:style-name="P2">80. Discuss systemd troubleshooting techniques (journalctl, systemctl status).</text:p>
      <text:p text:style-name="P2">Answer: journalctl displays system logs managed by systemd's journal. systemctl status provides information about system services.</text:p>
      <text:p text:style-name="P2">Emerging Technologies:</text:p>
      <text:p text:style-name="P2">81. Explain container orchestration with Kubernetes in detail (pods, deployments, services).</text:p>
      <text:p text:style-name="P2">Answer: Kubernetes automates container deployment, scaling, and management. Pods are the basic unit, deployments manage replica sets, and services provide network access.</text:p>
      <text:p text:style-name="P2"><text:soft-page-break/>82. Discuss Infrastructure as Code (IaC) tools like Terraform and their use in Linux environments.</text:p>
      <text:p text:style-name="P2">Answer: Terraform automates infrastructure provisioning using declarative configuration files.</text:p>
      <text:p text:style-name="P2">83. How would you implement a continuous integration/continuous delivery (CI/CD) pipeline for Linux systems?</text:p>
      <text:p text:style-name="P2">Answer: Implement CI/CD using tools like Jenkins or GitLab CI. Define pipelines for building, testing, and deploying applications.</text:p>
      <text:p text:style-name="P2">84. Explain the role of Linux in cloud platforms like AWS, Azure, and GCP.</text:p>
      <text:p text:style-name="P2">Answer: Linux is the foundation of cloud platforms, providing the underlying operating system for virtual machines, containers, and services.</text:p>
      <text:p text:style-name="P2">85. Discuss security considerations for containers and Kubernetes deployments.</text:p>
      <text:p text:style-name="P2">Answer: Secure containers and Kubernetes by applying best practices, using least-privileged principles, and regularly updating software.</text:p>
      <text:p text:style-name="P2">Security Best Practices:</text:p>
      <text:p text:style-name="P2">86. Explain secure coding practices for Linux environments.</text:p>
      <text:p text:style-name="P2">Answer: Secure coding involves practices like input validation, avoiding hardcoding secrets, and regularly updating dependencies.</text:p>
      <text:p text:style-name="P2">87. Discuss user privilege management and least privilege principle.</text:p>
      <text:p text:style-name="P2">Answer: Follow the principle of least privilege, granting users only the minimum access needed for their tasks. Use sudo or su for elevated privileges.</text:p>
      <text:p text:style-name="P2">88. How would you configure system logging for security auditing?</text:p>
      <text:p text:style-name="P2">Answer: Configure syslog or rsyslog to centralize logs. Enable auditd for more detailed auditing, and regularly review logs for security events.</text:p>
      <text:p text:style-name="P2">89. Explain intrusion detection and prevention systems (IDS/IPS) in detail.</text:p>
      <text:p text:style-name="P2">Answer: IDS monitors for suspicious activities, while IPS actively prevents or blocks such activities. Use signatures, heuristics, and anomaly detection for effective detection.</text:p>
      <text:p text:style-name="P2">90. Discuss disaster recovery planning and best practices for Linux systems.</text:p>
      <text:p text:style-name="P2">Answer: Disaster recovery planning involves backups, testing recovery procedures, and maintaining off-site backups for data resilience.</text:p>
      <text:p text:style-name="P2">Open Ended and Scenario Based Questions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fo:color="#000000" loext:opacity="100%" style:font-name="Abyssinica SIL" fo:font-family="'Abyssinica SIL'" style:font-pitch="variable" fo:font-size="12pt" fo:font-style="normal" fo:font-weight="normal" style:font-name-asian="Noto Serif CJK SC" style:font-family-asian="'Noto Serif CJK SC'" style:font-family-generic-asian="system" style:font-pitch-asian="variable" style:font-size-asian="12pt" style:font-style-asian="normal" style:font-weight-asian="normal" style:font-name-complex="Noto Sans Devanagari1" style:font-family-complex="'Noto Sans Devanagari'" style:font-family-generic-complex="system" style:font-pitch-complex="variable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4374in" fo:margin-bottom="0.2555in" fo:margin-left="0.448in" fo:margin-right="0.44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1:23:06.226246233</meta:creation-date>
    <dc:date>2024-03-25T15:58:32.703125358</dc:date>
    <meta:editing-duration>PT5H41M37S</meta:editing-duration>
    <meta:editing-cycles>6</meta:editing-cycles>
    <meta:generator>LibreOffice/7.6.5.2$Linux_X86_64 LibreOffice_project/60$Build-2</meta:generator>
    <meta:document-statistic meta:table-count="0" meta:image-count="0" meta:object-count="0" meta:page-count="5" meta:paragraph-count="99" meta:word-count="1430" meta:character-count="10748" meta:non-whitespace-character-count="9413"/>
  </office:meta>
</office:document-meta>
</file>